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2.293cm" fo:margin-left="2.755cm" table:align="left"/>
    </style:style>
    <style:style style:name="Table1.A" style:family="table-column">
      <style:table-column-properties style:column-width="6.248cm"/>
    </style:style>
    <style:style style:name="Table1.B" style:family="table-column">
      <style:table-column-properties style:column-width="6.045cm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101cm" style:contextual-spacing="false" fo:line-height="120%" fo:text-align="justify" style:justify-single-word="false" fo:text-indent="0.199cm" style:auto-text-indent="false"/>
      <style:text-properties style:font-name="Courier New" fo:font-size="11pt" officeooo:rsid="00048db7" officeooo:paragraph-rsid="0004aa73" style:font-size-asian="11pt" style:font-size-complex="11pt"/>
    </style:style>
    <style:style style:name="P2" style:family="paragraph" style:parent-style-name="Standard">
      <style:paragraph-properties fo:margin-left="0cm" fo:margin-right="0cm" fo:margin-top="0cm" fo:margin-bottom="0.199cm" style:contextual-spacing="false" fo:line-height="130%" fo:text-align="justify" style:justify-single-word="false" fo:text-indent="0.3cm" style:auto-text-indent="false"/>
      <style:text-properties style:font-name="Arial" fo:font-size="13pt" fo:font-weight="bold" officeooo:rsid="00048db7" officeooo:paragraph-rsid="00048db7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left="0cm" fo:margin-right="0cm" fo:margin-top="0cm" fo:margin-bottom="0.199cm" style:contextual-spacing="false" fo:line-height="130%" fo:text-align="justify" style:justify-single-word="false" fo:text-indent="0.3cm" style:auto-text-indent="false"/>
      <style:text-properties style:font-name="Arial" fo:font-size="11pt" officeooo:rsid="00048db7" officeooo:paragraph-rsid="00048db7" style:font-size-asian="11pt" style:font-size-complex="11pt"/>
    </style:style>
    <style:style style:name="P4" style:family="paragraph" style:parent-style-name="Standard">
      <style:paragraph-properties fo:margin-left="0cm" fo:margin-right="0cm" fo:margin-top="0cm" fo:margin-bottom="0.199cm" style:contextual-spacing="false" fo:line-height="130%" fo:text-align="justify" style:justify-single-word="false" fo:text-indent="0.3cm" style:auto-text-indent="false"/>
      <style:text-properties style:font-name="Arial" fo:font-size="12pt" officeooo:rsid="00048db7" officeooo:paragraph-rsid="00048db7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Courier New" fo:font-size="11pt" officeooo:paragraph-rsid="0004aa73" style:font-size-asian="11pt" style:font-size-complex="11pt"/>
    </style:style>
    <style:style style:name="P6" style:family="paragraph" style:parent-style-name="Standard" style:list-style-name="L1">
      <style:paragraph-properties fo:margin-left="0cm" fo:margin-right="0cm" fo:margin-top="0cm" fo:margin-bottom="0.199cm" style:contextual-spacing="false" fo:line-height="130%" fo:text-align="justify" style:justify-single-word="false" fo:text-indent="0.3cm" style:auto-text-indent="false"/>
      <style:text-properties style:font-name="Arial" fo:font-size="11pt" officeooo:rsid="00048db7" officeooo:paragraph-rsid="00048db7" style:font-size-asian="11pt" style:font-size-complex="11pt"/>
    </style:style>
    <style:style style:name="P7" style:family="paragraph" style:parent-style-name="Standard" style:list-style-name="L2">
      <style:paragraph-properties fo:margin-left="0cm" fo:margin-right="0cm" fo:margin-top="0cm" fo:margin-bottom="0.199cm" style:contextual-spacing="false" fo:line-height="130%" fo:text-align="justify" style:justify-single-word="false" fo:text-indent="0.3cm" style:auto-text-indent="false"/>
      <style:text-properties style:font-name="Arial" fo:font-size="11pt" officeooo:rsid="00048db7" officeooo:paragraph-rsid="0005ebfc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.199cm" style:contextual-spacing="false" fo:line-height="130%" fo:text-align="justify" style:justify-single-word="false" fo:text-indent="0.3cm" style:auto-text-indent="false"/>
      <style:text-properties style:font-name="Arial" fo:font-size="11pt" officeooo:rsid="000afaed" officeooo:paragraph-rsid="000afaed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.3cm" style:contextual-spacing="false" fo:line-height="130%" fo:text-align="justify" style:justify-single-word="false" fo:text-indent="0.3cm" style:auto-text-indent="false"/>
      <style:text-properties style:font-name="Arial" fo:font-size="11pt" officeooo:rsid="000afaed" officeooo:paragraph-rsid="000afaed" style:font-size-asian="11pt" style:font-size-complex="11pt"/>
    </style:style>
    <style:style style:name="P10" style:family="paragraph" style:parent-style-name="Standard" style:master-page-name="">
      <style:paragraph-properties fo:margin-left="0cm" fo:margin-right="0cm" fo:margin-top="0cm" fo:margin-bottom="1cm" style:contextual-spacing="false" fo:line-height="130%" fo:text-align="justify" style:justify-single-word="false" fo:text-indent="0.3cm" style:auto-text-indent="false" style:page-number="auto"/>
      <style:text-properties style:font-name="Arial" fo:font-size="15pt" fo:font-weight="bold" officeooo:rsid="000afaed" officeooo:paragraph-rsid="000afae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margin-left="0cm" fo:margin-right="0cm" fo:margin-top="0cm" fo:margin-bottom="0.4cm" style:contextual-spacing="false" fo:line-height="130%" fo:text-align="justify" style:justify-single-word="false" fo:text-indent="0.3cm" style:auto-text-indent="false"/>
      <style:text-properties style:font-name="Arial" fo:font-size="13pt" fo:font-weight="bold" officeooo:rsid="000afaed" officeooo:paragraph-rsid="000afae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left="0cm" fo:margin-right="0cm" fo:margin-top="0cm" fo:margin-bottom="0.4cm" style:contextual-spacing="false" fo:line-height="130%" fo:text-align="justify" style:justify-single-word="false" fo:text-indent="0.3cm" style:auto-text-indent="false"/>
      <style:text-properties style:font-name="Arial" fo:font-size="13pt" fo:font-weight="bold" officeooo:rsid="00048db7" officeooo:paragraph-rsid="00048db7" style:font-size-asian="13pt" style:font-weight-asian="bold" style:font-size-complex="13pt" style:font-weight-complex="bold"/>
    </style:style>
    <style:style style:name="P13" style:family="paragraph" style:parent-style-name="Standard">
      <style:paragraph-properties fo:margin-left="0cm" fo:margin-right="0cm" fo:margin-top="0cm" fo:margin-bottom="0.199cm" style:contextual-spacing="false" fo:line-height="110%" fo:text-align="justify" style:justify-single-word="false" fo:text-indent="0cm" style:auto-text-indent="false"/>
      <style:text-properties style:font-name="Courier New" fo:font-size="11pt" officeooo:rsid="000afaed" officeooo:paragraph-rsid="000afaed" style:font-size-asian="11pt" style:font-size-complex="11pt"/>
    </style:style>
    <style:style style:name="P14" style:family="paragraph" style:parent-style-name="Standard">
      <style:paragraph-properties fo:margin-left="0cm" fo:margin-right="0cm" fo:margin-top="0cm" fo:margin-bottom="0.101cm" style:contextual-spacing="false" fo:line-height="120%" fo:text-align="justify" style:justify-single-word="false" fo:text-indent="0.199cm" style:auto-text-indent="false"/>
      <style:text-properties style:font-name="Courier New" fo:font-size="11pt" fo:font-weight="bold" officeooo:rsid="0004aa73" officeooo:paragraph-rsid="0004aa73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cm" fo:margin-right="0cm" fo:margin-top="0cm" fo:margin-bottom="0.101cm" style:contextual-spacing="false" fo:line-height="120%" fo:text-align="justify" style:justify-single-word="false" fo:text-indent="0.199cm" style:auto-text-indent="false"/>
      <style:text-properties style:font-name="Arial" fo:font-size="11pt" fo:font-weight="normal" officeooo:rsid="000afaed" officeooo:paragraph-rsid="00048db7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cm" fo:margin-right="0cm" fo:margin-top="0cm" fo:margin-bottom="0.101cm" style:contextual-spacing="false" fo:line-height="120%" fo:text-align="justify" style:justify-single-word="false" fo:text-indent="0.199cm" style:auto-text-indent="false"/>
      <style:text-properties style:font-name="Arial" fo:font-size="10pt" fo:font-style="normal" fo:font-weight="normal" officeooo:rsid="000afaed" officeooo:paragraph-rsid="000afaed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style:font-name="Courier New" fo:font-size="11pt" fo:font-weight="bold" officeooo:rsid="0004aa73" officeooo:paragraph-rsid="0004aa73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margin-left="0cm" fo:margin-right="0cm" fo:margin-top="0cm" fo:margin-bottom="0.199cm" style:contextual-spacing="false" fo:line-height="110%" fo:text-align="justify" style:justify-single-word="false" fo:text-indent="0cm" style:auto-text-indent="false"/>
      <style:text-properties style:font-name="Courier New" fo:font-size="11pt" officeooo:rsid="000afaed" officeooo:paragraph-rsid="000afaed" style:font-size-asian="11pt" style:font-size-complex="11pt"/>
    </style:style>
    <style:style style:name="T1" style:family="text">
      <style:text-properties officeooo:rsid="0005ebfc"/>
    </style:style>
    <style:style style:name="T2" style:family="text">
      <style:text-properties officeooo:rsid="00073d5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urier New"/>
    </style:style>
    <style:style style:name="T6" style:family="text">
      <style:text-properties style:font-name="Courier New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ixed Base Arithmetic</text:p>
      <text:p text:style-name="P9">The Perl programming language makes it easy to implement counters that mix numeric and alphabetic characters. Lower-case letters behave as if they are a base-26 digit counting from a up to z, upper-case letters behave as if they are a base-26 digit counting from A up to Z, and decimal digits behave as usual. The fun part is that you can mix all three types of digits into a single string and incrementing still works fine, with carries propagating from one type of digit to another. For example, incrementing the string <text:span text:style-name="T6">aB9</text:span> gives you <text:span text:style-name="T6">aC0</text:span>. If a carry propagates out of the high-order digit, Perl adds a new digit of the same type as the previous high-order digit, so incrementing <text:span text:style-name="T6">zZz9</text:span> gives <text:span text:style-name="T6">aaAa0</text:span>.</text:p>
      <text:p text:style-name="P9">Perl places some restrictions on the structure and use of a counter like this. In particular, all decimal digits must be at the right end of the counter and incrementing by one is the only available operation. In this problem, implement a Perl-like counter keeping these restrictions.</text:p>
      <text:p text:style-name="P8"/>
      <text:p text:style-name="P11">Input</text:p>
      <text:p text:style-name="P8">Input contains several test cases, one per line. Each test case consists of a counter <text:span text:style-name="T3">c</text:span> followed by a desired increment amount <text:span text:style-name="T3">i</text:span>. The value of <text:span text:style-name="T3">c</text:span> is non-empty and may consist of up to <text:span text:style-name="T4">100</text:span> upper-case letters, lower-case letters and decimal digits. All decimal digits are to the right of any alphabet characters. The value <text:span text:style-name="T3">i</text:span> is given as a decimal integer in the range <text:span text:style-name="T4">[0,1000000]</text:span>. The sequence of test cases ends at the end of file.</text:p>
      <text:p text:style-name="P8"/>
      <text:p text:style-name="P11">Output</text:p>
      <text:p text:style-name="P8">For every test case, print out a line giving the value of counter cc after it has been incremented <text:span text:style-name="T3">i</text:span> times.</text:p>
      <text:p text:style-name="P8"/>
      <text:p text:style-name="P12">Exampl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span text:style-name="T1">Standard </text:span>Input</text:p>
          </table:table-cell>
          <table:table-cell table:style-name="Table1.B1" office:value-type="string">
            <text:p text:style-name="P17"><text:span text:style-name="T1">Standard </text:span>Output</text:p>
          </table:table-cell>
        </table:table-row>
        <table:table-row>
          <table:table-cell table:style-name="Table1.A2" office:value-type="string">
            <text:p text:style-name="P13">a 12</text:p>
            <text:p text:style-name="P13">2 5</text:p>
            <text:p text:style-name="P13">zZ9 1</text:p>
            <text:p text:style-name="P13">Zz9 1</text:p>
            <text:p text:style-name="P13">Zz9 6761</text:p>
            <text:p text:style-name="P13">aZ9 651</text:p>
            <text:p text:style-name="P13">gb7 5017</text:p>
            <text:p text:style-name="P13">gXrbk539 278392</text:p>
            <text:p text:style-name="P13">99 1</text:p>
          </table:table-cell>
          <table:table-cell table:style-name="Table1.B2" office:value-type="string">
            <text:p text:style-name="P18">m</text:p>
            <text:p text:style-name="P18">7</text:p>
            <text:p text:style-name="P18">aaA0</text:p>
            <text:p text:style-name="P18">AAa0</text:p>
            <text:p text:style-name="P18">BAa0</text:p>
            <text:p text:style-name="P18">dN0</text:p>
            <text:p text:style-name="P18">zj4</text:p>
            <text:p text:style-name="P18">gXrmc931</text:p>
            <text:p text:style-name="P18">100</text:p>
          </table:table-cell>
        </table:table-row>
      </table:table>
      <text:p text:style-name="P15"/>
      <text:p text:style-name="P16">Also here:</text:p>
      <text:p text:style-name="P16">https://open.kattis.com/problems/mixedbasearithmet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los Petoumenos</meta:initial-creator>
    <meta:creation-date>2016-02-15T15:11:30.459034940</meta:creation-date>
    <dc:date>2016-03-03T00:03:08.276917979</dc:date>
    <dc:creator>Pavlos Petoumenos</dc:creator>
    <meta:editing-duration>PT5M1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1" meta:paragraph-count="30" meta:word-count="309" meta:character-count="1738" meta:non-whitespace-character-count="1459"/>
  </office:meta>
</office:document-meta>
</file>